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556000003005DDB091C3781BCB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835cm, 19.801cm, 3.471cm, 6.43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06cm" svg:height="7.365cm" svg:x="7.097cm" svg:y="2.397cm">
          <draw:image xlink:href="Pictures/1000000000000556000003005DDB091C3781BCB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8T17:34:42.652782638</meta:creation-date>
    <dc:date>2017-06-08T20:10:27.381537310</dc:date>
    <meta:editing-duration>PT4M33S</meta:editing-duration>
    <meta:editing-cycles>3</meta:editing-cycles>
    <meta:generator>LibreOffice/5.2.3.2$Linux_x86 LibreOffice_project/20m0$Build-2</meta:generator>
    <meta:document-statistic meta:object-count="1"/>
  </office:meta>
</office:document-meta>
</file>